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A</mtext>
      </msub>
      <mrow>
        <mspace width="2em"/>
        <mover>
          <mo stretchy="false">=</mo>
          <mtext>!</mtext>
        </mover>
        <mspace width="2em"/>
      </mrow>
      <msub>
        <mi>F</mi>
        <mtext>G</mtext>
      </msub>
      <mrow>
        <mspace width="2em"/>
        <mo stretchy="false">=</mo>
        <mspace width="2em"/>
      </mrow>
      <msub>
        <mi>m</mi>
        <mtext>F</mtext>
      </msub>
      <mspace width="0.5em"/>
      <mi>g</mi>
      <mrow>
        <mspace width="2em"/>
        <mo stretchy="false">=</mo>
        <mspace width="2em"/>
      </mrow>
      <msub>
        <mi mathvariant="normal">ρ</mi>
        <mtext>F</mtext>
      </msub>
      <mspace width="0.5em"/>
      <mi>g</mi>
      <mspace width="0.5em"/>
      <msub>
        <mi>V</mi>
        <mtext>F</mtext>
      </msub>
    </mrow>
    <annotation encoding="StarMath 5.0">F _"A" ~= csup "!"~ F _"G" ~=~ m _"F" ` g ~=~ %irho _"F" ` g ` V _"F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25:07.714000000</meta:creation-date>
    <dc:date>2015-03-19T11:26:42.302000000</dc:date>
    <meta:editing-duration>PT1M34S</meta:editing-duration>
    <meta:editing-cycles>1</meta:editing-cycles>
    <meta:generator>LibreOffice/4.3.4.1$Windows_x86 LibreOffice_project/bc356b2f991740509f321d70e4512a6a54c5f243</meta:generator>
  </office:meta>
</office:document-meta>
</file>